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style:writing-mode="rl-tb"/>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P25" style:family="paragraph" style:parent-style-name="Standard">
      <style:paragraph-properties fo:margin-left="0in" fo:margin-right="0in" fo:text-align="justify" style:justify-single-word="false" fo:text-indent="0in" style:auto-text-indent="false" style:writing-mode="rl-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ال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1"/>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20"/>
      <text:p text:style-name="P20"/>
      <text:p text:style-name="P12"/>
      <text:p text:style-name="P12"/>
      <text:p text:style-name="P12"/>
      <text:p text:style-name="P12"/>
      <text:p text:style-name="P12"/>
      <text:p text:style-name="P12"/>
      <text:p text:style-name="P12"/>
      <text:p text:style-name="P12"/>
      <text:p text:style-name="P12"/>
      <text:p text:style-name="P13"><text:soft-page-break/>المــــــــــــــــــــــــــــحتويـــــــــــــــــــــــات</text:p>
      <text:p text:style-name="P14"/>
      <text:p text:style-name="P14"/>
      <text:p text:style-name="P14"/>
      <text:p text:style-name="P23"><text:a xlink:type="simple" xlink:href="#مقدمة الكاتب">مقدمة الكاتب</text:a></text:p>
      <text:p text:style-name="P23"><text:a xlink:type="simple" xlink:href="#مقدمة المعرب">مقدمة المعرب</text:a></text:p>
      <text:p text:style-name="P22"><text:a xlink:type="simple" xlink:href="#الأشياء التى عليك فعلها لتذهب للجامعة">الأشياء التى عليك فعلها لتذهب للجامعة</text:a> </text:p>
      <text:p text:style-name="P12"><text:a xlink:type="simple" xlink:href="#هل أنتهيت من إهانتى؟ الجزء الأول"><text:span text:style-name="T3">هل أنتهيت من إهانتى؟ الجزء الأول</text:span></text:a></text:p>
      <text:p text:style-name="P12"><text:a xlink:type="simple" xlink:href="#هل أنتهيت من إهانتى؟ الجزء الثانى"><text:span text:style-name="T3">هل أنتهيت من إهانتى؟ الجزء الثانى</text:span></text:a></text:p>
      <text:p text:style-name="P22"><text:a xlink:type="simple" xlink:href="#أنا مجرد مهووسة">أنا مجرد مهووسة....</text:a> </text:p>
      <text:p text:style-name="P22"><text:a xlink:type="simple" xlink:href="#مطورو العتاد هم">مطورو العتاد هم......</text:a> </text:p>
      <text:p text:style-name="P22"><text:a xlink:type="simple" xlink:href="#بيث!">بيث!</text:a> </text:p>
      <text:p text:style-name="P22"><text:a xlink:type="simple" xlink:href="#“مازلت كما هى”">“مازلت كما هى....”</text:a> </text:p>
      <text:p text:style-name="P22"><text:a xlink:type="simple" xlink:href="#ام اى ام ايى بو أو ايى أكس يو ال و وحوش أخرى">ام اى ام ايى, بو أو ايى, أكس يو ال و وحوش أخرى</text:a> </text:p>
      <text:p text:style-name="P22"><text:a xlink:type="simple" xlink:href="#سيكون هذا شريرا مثل بريد اتش تى ام ال الإلكترونى">"سيكون هذا شريرا مثل بريد اتش تى ام ال الإلكترونى....."</text:a> </text:p>
      <text:p text:style-name="P12"><text:a xlink:type="simple" xlink:href="#تى ار ايى زى"><text:span text:style-name="T3">تى ار ايى زى</text:span></text:a></text:p>
      <text:p text:style-name="P22"><text:a xlink:type="simple" xlink:href="#التغير شىء جيد">التغير شىء جيد</text:a> </text:p>
      <text:p text:style-name="P22"><text:a xlink:type="simple" xlink:href="#كان هذا مثيرا جدا!">كان هذا مثيرا جدا!</text:a> </text:p>
      <text:p text:style-name="P22"><text:a xlink:type="simple" xlink:href="#ريشا - ميه هو اومير؟">ريشا - ميه هو اومير؟</text:a> </text:p>
      <text:p text:style-name="P22"><text:a xlink:type="simple" xlink:href="#التخلى عن دبيان">التخلى عن "دبيان"</text:a> </text:p>
      <text:p text:style-name="P22"><text:a xlink:type="simple" xlink:href="#أر أم أس سيأتى للمدينة">أر أم أس سيأتى للمدينة</text:a> </text:p>
      <text:p text:style-name="P22"><text:a xlink:type="simple" xlink:href="#من الذي سيأخذ نظرة ثانية على ذلك ، ما لم">"من الذي سيأخذ نظرة ثانية على ذلك ، ما لم..."</text:a> </text:p>
      <text:p text:style-name="P22"><text:a xlink:type="simple" xlink:href="#الله يعمل بطرق غامضة">الله يعمل بطرق غامضة</text:a></text:p>
      <text:p text:style-name="P22"><text:a xlink:type="simple" xlink:href="#أستطيع أن اكتب بديلى الخاص ل البحث عن الزمن المفقود">أستطيع أن اكتب بديلى الخاص ل "البحث عن الزمن المفقود"</text:a> </text:p>
      <text:p text:style-name="P22"><text:a xlink:type="simple" xlink:href="#لا يمكن لمعظم خريجين هندستنا الكهربائية">لا يمكن لمعظم خريجين هندستنا الكهربائية....</text:a></text:p>
      <text:p text:style-name="P18"><text:a xlink:type="simple" xlink:href="#الدولار العشرى">الدولار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مقدمة الكاتب"/><text:soft-page-break/>مقدمة الكاتب :<text:bookmark-end text:name="مقدمة الكاتب"/></text:p>
      <text:p text:style-name="P14"/>
      <text:p text:style-name="P14"/>
      <text:p text:style-name="P12">هى قصة عن مراهقتين من لوس أنجليس, كاليفورنيا حوالى عام 2005, أحداهما مطورة برمجيات تحت التمرين تدرس على يد مطورة برمجيات اكثر منها إحترافا.</text:p>
      <text:p text:style-name="P12"/>
      <text:p text:style-name="P12"/>
      <text:p text:style-name="P14"><text:bookmark-start text:name="مقدمة المعرب"/>مقدمة المعرب/المترجم :<text:bookmark-end text:name="مقدمة المعرب"/></text:p>
      <text:p text:style-name="P14"/>
      <text:p text:style-name="P12">"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2"/>
      <text:p text:style-name="P12">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2"/>
      <text:p text:style-name="P12">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2"/>
      <text:p text:style-name="P12">كان كل ما تطمح إليه هو إنجاز شىء ما يجعل قبولها فى الكلية امر ميسور و أنتهت بما هو أعظم من ذلك.</text:p>
      <text:p text:style-name="P12">كانت تجربتها تجربة حياة بمعنى الكلمة, قارىء الرواية سيدرك كم التحول الذى تحولته هذة الفتاة على المستوى التقنى و الشخصى.</text:p>
      <text:p text:style-name="P12"/>
      <text:p text:style-name="P12">اترككم للرواي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1"><text:bookmark-start text:name="الأشياء التى عليك فعلها لتذهب للجامعة"/><text:soft-page-break/>الأشياء التى عليك فعلها لتذهب للجامعة<text:bookmark-end text:name="الأشياء التى عليك فعلها لتذهب للجامعة"/> </text:p>
      <text:p text:style-name="P21"/>
      <text:p text:style-name="P12"/>
      <text:p text:style-name="P12">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2"/>
      <text:p text:style-name="P12">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2"/>
      <text:p text:style-name="P12">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2"/>
      <text:p text:style-name="P12">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2"/>
      <text:p text:style-name="P12">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2"/>
      <text:p text:style-name="P12">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2"/>
      <text:p text:style-name="P12">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2"/>
      <text:p text:style-name="P12">لقد شعرت بالارتياح عندما التقيت تايلور فى ذلك اليوم, عندما انتهينا من الدراسة سويا. </text:p>
      <text:p text:style-name="P12"/>
      <text:p text:style-name="P12">قلت له "تايلور, انا قلقة بشأن الكلية.". </text:p>
      <text:p text:style-name="P12"/>
      <text:p text:style-name="P12">قال "لماذا؟". </text:p>
      <text:p text:style-name="P12"/>
      <text:p text:style-name="P12">"ليس لدى اى مهارات خاصة و ليست لى مشاركة فى المجتمع." </text:p>
      <text:p text:style-name="P12"/>
      <text:p text:style-name="P12">"جن, أنتى حلوة و ذكية و أطيب شخص أعرفه, سوف تكون كل الكليات سعيدة بضمك لها". </text:p>
      <text:p text:style-name="P12"/>
      <text:p text:style-name="P12">"و كذلك كل المرشحين الأخرين, و لديهم بعض المهارات الخاصة و أظهروا بعض الأشتراك فى المجتمع المحلى. كيف سأحصل على ذلك قبل نهاية هذا العام؟" </text:p>
      <text:p text:style-name="P12"/>
      <text:p text:style-name="P12">"حسنا تستطيعى المحاولة" </text:p>
      <text:p text:style-name="P12"/>
      <text:p text:style-name="P12">"أحاول ماذا؟" </text:p>
      <text:p text:style-name="P12"/>
      <text:p text:style-name="P12">قال "تعلم مهارة خاصة". </text:p>
      <text:p text:style-name="P12"/>
      <text:p text:style-name="P12">"مهارة خاصة؟ مثل ماذا؟" </text:p>
      <text:p text:style-name="P12"/>
      <text:p text:style-name="P12">"يمكنك دراسة السومرية!" </text:p>
      <text:p text:style-name="P12"/>
      <text:p text:style-name="P12"><text:s/>قلت له و انا غير سعيدة "السومرية؟ ماذا افعل بالسومرية؟"</text:p>
      <text:p text:style-name="P12"><text:soft-page-break/></text:p>
      <text:p text:style-name="P12">"تتحدثى مع الناطقين بالسومرية, بالطبع." </text:p>
      <text:p text:style-name="P12"/>
      <text:p text:style-name="P12">الأن انا غاضبة. "إنهم جميعا اموات!" </text:p>
      <text:p text:style-name="P12"><text:s/></text:p>
      <text:p text:style-name="P12">"حسنا, حسنا. ماذا عن اللاتينية أو العبرية او اليونانية؟" </text:p>
      <text:p text:style-name="P12"/>
      <text:p text:style-name="P12">"لدى ما يكفى من المشاكل مع اللغة الإسبانية, شكرا لك." </text:p>
      <text:p text:style-name="P12"/>
      <text:p text:style-name="P12">قال تايلور "أفهم ذلك.". و نابع جسنا, حسنا"."أنا اعرف - لماذا لا تساعدى الفقراء أو اى ان كان. علمى الأطفال ذوى الاحتياجات الخاصة." </text:p>
      <text:p text:style-name="P12"/>
      <text:p text:style-name="P12">"حسنا...", و فكرت للحظة, "تايلور انت صنعت للتو إقتراحات عشوائية." </text:p>
      <text:p text:style-name="P12"/>
      <text:p text:style-name="P12">فكر تايلور للحظة واحدة. </text:p>
      <text:p text:style-name="P12"/>
      <text:p text:style-name="P12">"ما رايك لو فعلت شىء استطيع مساعدتك به و تستطيعى الأنتساب له و سيكون ايضا تعليمى, ما رأيك ان تصبحى مطورة برمجيات حرة؟" </text:p>
      <text:p text:style-name="P12"/>
      <text:p text:style-name="P12">من الكلام مع تايلور, كنت اعرف مسبقا ان المطورين غير القراصنة الذين يقتحمون أجهزة الكومبيوتر, لكنه شخص ما ينجز الامور بحماس جدا. فقلت له: </text:p>
      <text:p text:style-name="P12"/>
      <text:p text:style-name="P12">"مطورة مصادر مفتوحة؟ تعلم جيدا انى ارهب الكومبيوتر." </text:p>
      <text:p text:style-name="P12"/>
      <text:p text:style-name="P12">"جينيفر انتى ترهبين الكومبيوتر الان, و لكن يمكنك ان تحبيه. أقصد ما هى الأختيارات؟ هل ستصبحى مطورة إلكترونيات مثل جونثان؟" </text:p>
      <text:p text:style-name="P12"/>
      <text:p text:style-name="P12">جونثان صديق لى, يحب بناء الأجهزة مع الأسلاك و البطاريات و مكونات أخرى لا أستطيع ان اتذكرها الان. هو و تايلور صديقان حميمان. </text:p>
      <text:p text:style-name="P12"/>
      <text:p text:style-name="P12">"حسنا, و لكن جن", "أنا اريد منك ان تتصلى بما افعله". </text:p>
      <text:p text:style-name="P12"/>
      <text:p text:style-name="P12">قلت "حسنا.", "سأكون مطورة مصادر مفتوحة. أو على الأقل ساحاول......هل ستعطينى دروس خاصة و ما شابه؟" </text:p>
      <text:p text:style-name="P12"/>
      <text:p text:style-name="P12">"بالتأكيد و لما لا." "وقال:" انتظرى لحظة!, اعتقد ان عندى فكرة أفضل. تعالى معى." و ذهبنا اسفل القاعة. </text:p>
      <text:p text:style-name="P12"/>
      <text:p text:style-name="P12">تبعته عبر بعض الممرات القصيرة ثم دخلت معه مختبر الحاسوب. و توجه هو لشىء ما (يشبه فتاة) لها (شعر أرجوانى!). </text:p>
      <text:p text:style-name="P12"/>
      <text:p text:style-name="P12">قال "مرحبا!". </text:p>
      <text:p text:style-name="P12"/>
      <text:p text:style-name="P12">"مرحبــــــــــــــــــــــا" سمعت صوت انثوى متحمس. "ماذا تفعل هنا؟" </text:p>
      <text:p text:style-name="P12"/>
      <text:p text:style-name="P12">"جن, من فضلك تعالى الى هنا. جن أحب ان اعرفك على أيف سيغل, و التى تحب ان تنادى ب 'إريسا'. إريسا, لقد أخبرتك عن جن." </text:p>
      <text:p text:style-name="P12"/>
      <text:p text:style-name="P12">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2"/>
      <text:p text:style-name="P12">"مرحبا" قلت على مضض.</text:p>
      <text:p text:style-name="P12"/>
      <text:p text:style-name="P12">"همم...." قالت إريسا, "انيقة قليلا لهذة المدرسة, اليس كذلك. أنا اعرف اى نوع من البنات انت. دعينى أخمن: أنت طالبة شرف, اليس كذلك؟" </text:p>
      <text:p text:style-name="P12"/>
      <text:p text:style-name="P12">قلت لها "نعم". </text:p>
      <text:p text:style-name="P12"/>
      <text:p text:style-name="P12"><text:soft-page-break/>"تمارسين الرياضة كثيرا". </text:p>
      <text:p text:style-name="P12"/>
      <text:p text:style-name="P12">كنت قد اصبحت قلقة, "نعم". </text:p>
      <text:p text:style-name="P12"/>
      <text:p text:style-name="P12">"تستمعين لهذة الفرق الموسيقية النسائية, مثل NSync, All Saints, BackStreet Boys, Britney Spears و ...." </text:p>
      <text:p text:style-name="P12"/>
      <text:p text:style-name="P12">"حسنا", اردت ان اقول اننى لست معجبة كثيرا ب NSync. </text:p>
      <text:p text:style-name="P12"/>
      <text:p text:style-name="P12">كيف لها ان تعرف ان لدى كل اسطوناتهم؟</text:p>
      <text:p text:style-name="P12"/>
      <text:p text:style-name="P12">"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2"/>
      <text:p text:style-name="P12">لم استطع التحمل أكثر من ذلك. يبدو انها تعرف كل شىء عنى, بدأت فى البكاء و غادرت الغرفة إلى الرواق. <text:s/>بالكاد لاحظت ان الجميع فى المعمل ينظر إلى. </text:p>
      <text:p text:style-name="P12"/>
      <text:p text:style-name="P12">خرج تايلور و جاء إلى و هدىء من روعى. </text:p>
      <text:p text:style-name="P12"/>
      <text:p text:style-name="P12">"هل أنا سطحية كما وصفتنى؟" سألته بعد ان توقفت عن البكاء. </text:p>
      <text:p text:style-name="P12"/>
      <text:p text:style-name="P12">"جن لا تأخذى إريسا على محمل الجد. هى متشردة قليلا, و يبدو ان لديها ضغينة ضد العالم و ثقافة البوب على وجه الخصوص." </text:p>
      <text:p text:style-name="P12"/>
      <text:p text:style-name="P12">"لماذا تريد ان تكون هى معلمتى فى تطوير البرمجيات الحرة؟" </text:p>
      <text:p text:style-name="P12"/>
      <text:p text:style-name="P12">"لانها فتاة, و لذلك لن يكون لديك تحيز." </text:p>
      <text:p text:style-name="P12"/>
      <text:p text:style-name="P12">"ربما هى فتاة, و لكن لا تبدو كأنها كائن بشرى." </text:p>
      <text:p text:style-name="P12"/>
      <text:p text:style-name="P12">ثقى بى, ستعرفيها بشكل أفضل. و ستعرفك بشكل أفضل." </text:p>
      <text:p text:style-name="P12"/>
      <text:p text:style-name="P12">الا تستطيع ان تجد لى مطورة برمجيات اخرى لتعلمنى؟"</text:p>
      <text:p text:style-name="P12"/>
      <text:p text:style-name="P12">"جنيفر...إنها أفضل مطورة برمجيات حرة فى دائرة نصف قطرها 10 كيلومتر, أنها أفضل شخص يمكننى أن أفكر فيه." </text:p>
      <text:p text:style-name="P12"/>
      <text:p text:style-name="P12">"حسنا", قلت له "سوف اعطيها فرصة".... الأشياء التى تقوم بها للوصول للجامعة. </text:p>
      <text:p text:style-name="P12"/>
      <text:p text:style-name="P12">دخلنا الغرفة مرة أخرى, أقتربت انا و تايلور من إريسا. </text:p>
      <text:p text:style-name="P12"/>
      <text:p text:style-name="P12">"إريسا, جينفر تريد ان تصبح مطورة برمجيات حرة." </text:p>
      <text:p text:style-name="P12"/>
      <text:p text:style-name="P12">"هى؟" و أفتعلت ضحكة, "لماذا؟" </text:p>
      <text:p text:style-name="P12"/>
      <text:p text:style-name="P12">"لتذهب لكلية أفضل." قلت لها. </text:p>
      <text:p text:style-name="P12"/>
      <text:p text:style-name="P12">"انت تريدى الإنخراط فى نشاط إيثارى بحت من أجل قضية انانية؟ حسنا, لن أكون القاضى فى ذلك". </text:p>
      <text:p text:style-name="P12"/>
      <text:p text:style-name="P12">“أوووف" قلت.</text:p>
      <text:p text:style-name="P12"/>
      <text:p text:style-name="P12">"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2"/>
      <text:p text:style-name="P12">قلت لها "20 دولار جيدة على أية حال, أعتقد ذلك". </text:p>
      <text:p text:style-name="P12"/>
      <text:p text:style-name="P12">فتحت حقيبتها, و أخرجت قائمة الطلاب المدرسية, "جينفر؟", (قلت "رايموند"), دونت عنوانى. "هيه", بضع بيوت من <text:soft-page-break/>بيتى." دونت ملحوظة باسمى على ال PDA الخاص بها. </text:p>
      <text:p text:style-name="P12"/>
      <text:p text:style-name="P12">"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2"/>
      <text:p text:style-name="P12">"شكرا, قلت لها". دونت الملحوظات فى عقلى, صافحت إريسا, و غادرت المعم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7"><text:bookmark-start text:name="هل أنتهيت من إهانتى؟ الجزء الأول"/><text:soft-page-break/>هل أنتهيت من إهانتى؟ الجزء الأول<text:bookmark-end text:name="هل أنتهيت من إهانتى؟ الجزء الأول"/></text:p>
      <text:p text:style-name="P15"/>
      <text:p text:style-name="P3"/>
      <text:p text:style-name="P3">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ذى تجديه خطىء فى ذلك؟" </text:p>
      <text:p text:style-name="P3"/>
      <text:p text:style-name="P3">"حسنا دعنا نرى: الألعاب القيادية - انت تعرف كم انا أكرهم." </text:p>
      <text:p text:style-name="P3"/>
      <text:p text:style-name="P3">"أنتى لا تحتاج لمثل أر بى جى لتصبحى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ة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ذلت لا أريد تعلم فنون الدفاع عن النفس. "ثم ما هذة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ذ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قال لى "جن, انا متأكد من ذلك". </text:p>
      <text:p text:style-name="P3"/>
      <text:p text:style-name="P15"/>
      <text:p text:style-name="P15"/>
      <text:p text:style-name="P15"/>
      <text:p text:style-name="P17"><text:bookmark-start text:name="هل أنتهيت من إهانتى؟ الجزء الثانى"/><text:soft-page-break/>هل أنتهيت من إهانتى؟ الجزء الثانى<text:bookmark-end text:name="هل أنتهيت من إهانتى؟ الجزء الثانى"/></text:p>
      <text:p text:style-name="P15"/>
      <text:p text:style-name="P15"/>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ى بعض الأ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كى عندما تسمع كلمة 'يونكس' لا تصاب بالهلع".) </text:p>
      <text:p text:style-name="P3"/>
      <text:p text:style-name="P3">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text:soft-page-break/>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bookmark-start text:name="أنا مجرد مهووسة"/><text:soft-page-break/>أنا مجرد مهووسة....<text:bookmark-end text:name="أنا مجرد مهووسة"/></text:p>
      <text:p text:style-name="P15"/>
      <text:p text:style-name="P15"/>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انتى تريها بأعتبارها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3"/>
      <text:p text:style-name="P3">"حسنا, ربما ستكسبى أحترامها بهذة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ة النافذة الغريبة المليئة بنصوص احادية المسافة, كتبت بعض الأوامر الغريبة, و بعد حوالى <text:soft-page-break/>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م انتم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3"/>
      <text:p text:style-name="P3">"حظك صعب يا شقرائى. مشاعرك ليست حقيقية,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قالت إريسا, "لو اردتى ان تستفيدى من ما تدفعيه لى, يجب علينا المواصلة بدل من تبادل التهم بيننا, هل نمضى قدما؟" </text:p>
      <text:p text:style-name="P3"/>
      <text:p text:style-name="P3">توقفت عن الإعجاب بها بعد هذة المحادث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7"><text:bookmark-start text:name="مطورو العتاد هم"/><text:soft-page-break/>مطورو العتاد هم......<text:bookmark-end text:name="مطورو العتاد هم"/></text:p>
      <text:p text:style-name="P3"/>
      <text:p text:style-name="P3"/>
      <text:p text:style-name="P3">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3"/>
      <text:p text:style-name="P3">"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text:soft-page-break/>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6"><text:bookmark-start text:name="بيث!"/><text:soft-page-break/>بيث!<text:bookmark-end text:name="بيث!"/></text:p>
      <text:p text:style-name="P16"/>
      <text:p text:style-name="P16"/>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lt;جينراى&gt; رايندولف: اه, حسنا </text:p>
      <text:p text:style-name="P8">&lt;جينراى&gt; بيث++ </text:p>
      <text:p text:style-name="P8">* بيث تأخذ جينراى بالحضن </text:p>
      <text:p text:style-name="P8"/>
      <text:p text:style-name="P6"/>
      <text:p text:style-name="P8"/>
      <text:p text:style-name="P16"><text:bookmark-start text:name="“مازلت كما هى”"/><text:soft-page-break/>“مازلت كما هى....”<text:bookmark-end text:name="“مازلت كما هى”"/></text:p>
      <text:p text:style-name="P19"/>
      <text:p text:style-name="P19"/>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يرفضوا هذة الممارسات, لأنها تضخ اموال فى الة صناعة المحتوى. و مع ذلك, ماذلت لا امانع فى استخدامها مرة واحدة <text:soft-page-break/>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شعرها بألوان صاخبة. "نحن لا نعتقد بفرض سيطرتنا على كيف يدير اولادنا حياتهم, لذلك تركناها تصبح ما تريد." </text:p>
      <text:p text:style-name="P8"><text:soft-page-break/></text:p>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ذ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6"><text:bookmark-start text:name="ام اى ام ايى بو أو ايى أكس يو ال و وحوش أخرى"/><text:bookmark-start text:name="سيكون هذا شريرا مثل بريد اتش تى ام ال الإلكترونى"/>ام اى ام ايى, بو أو ايى, أكس يو ال و وحوش أخرى<text:bookmark-end text:name="ام اى ام ايى بو أو ايى أكس يو ال و وحوش أخرى"/><text:bookmark-end text:name="سيكون هذا شريرا مثل بريد اتش تى ام ال الإلكترونى"/></text:p>
      <text:p text:style-name="P16"><text:soft-page-break/></text:p>
      <text:p text:style-name="P19"/>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قالت إريسا "مثير للأهتمام, حيث انكم جميعا مشغولين فى ذلك, اقترح تأخير العرض الذى سأقدمه ساعة واحدة. جن, انا <text:soft-page-break/>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سيكون هذا شريرا مثل بريد اتش تى ام ال الإلكترونى....."</text:p>
      <text:p text:style-name="P19"><text:soft-page-break/></text:p>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text:soft-page-break/>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تى ار ايى زى"/>تى ار ايى زى<text:bookmark-end text:name="تى ار ايى زى"/></text:p>
      <text:p text:style-name="P16"><text:soft-page-break/></text:p>
      <text:p text:style-name="P19"/>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غير شىء جيد"/>التغير شىء جيد<text:bookmark-end text:name="التغير شىء جيد"/></text:p>
      <text:p text:style-name="P16"><text:soft-page-break/></text:p>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تركناها تنظر لنفسها فى المرأة لمعاينة التحسن. </text:p>
      <text:p text:style-name="P8"><text:soft-page-break/></text:p>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كان هذا مثيرا جدا!"/>كان هذا مثيرا جدا!<text:bookmark-end text:name="كان هذا مثيرا جدا!"/> </text:p>
      <text:p text:style-name="P16"><text:soft-page-break/></text:p>
      <text:p text:style-name="P19"/>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8"/>
      <text:p text:style-name="P8"/>
      <text:p text:style-name="P8"/>
      <text:p text:style-name="P8"/>
      <text:p text:style-name="P8"/>
      <text:p text:style-name="P8"/>
      <text:p text:style-name="P5"/>
      <text:p text:style-name="P16"><text:bookmark-start text:name="ريشا - ميه هو اومير؟"/>ريشا - ميه هو اومير؟<text:bookmark-end text:name="ريشا - ميه هو اومير؟"/></text:p>
      <text:p text:style-name="P16"><text:soft-page-break/></text:p>
      <text:p text:style-name="P19"/>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ذلت العبهم باستخدام محاكى دى او اس (دوس) مبنى على لينوكس." </text:p>
      <text:p text:style-name="P8"/>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قتل عدد لا حصر له من الوحوش التى تظهر لك. هذا ممل للغاية. و مع ذلك اختتمت بقولها انهما يمكن ان تكون جيدة <text:soft-page-break/>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خلى عن دبيان"/>التخلى عن "دبيان"<text:bookmark-end text:name="التخلى عن دبيان"/></text:p>
      <text:p text:style-name="P16"><text:soft-page-break/></text:p>
      <text:p text:style-name="P19"/>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علاوة على ذلك, دورة إصدار دبيان طويلة جدا لكى تكون فعالة </text:p>
      <text:p text:style-name="P8"><text:soft-page-break/><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أر أم أس سيأتى للمدينة"/>أر أم أس سيأتى للمدينة<text:bookmark-end text:name="أر أم أس سيأتى للمدينة"/></text:p>
      <text:p text:style-name="P16"><text:soft-page-break/></text:p>
      <text:p text:style-name="P19"/>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text:soft-page-break/>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9"><text:bookmark-start text:name="من الذي سيأخذ نظرة ثانية على ذلك ، ما لم"/><text:span text:style-name="T2">"من الذي سيأخذ نظرة ثانية على ذلك ، ما لم..."</text:span><text:bookmark-end text:name="من الذي سيأخذ نظرة ثانية على ذلك ، ما لم"/> </text:p>
      <text:p text:style-name="P19"><text:soft-page-break/></text:p>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18"><text:bookmark-start text:name="الله يعمل بطرق غامضة"/>الله يعمل بطرق غامضة<text:bookmark-end text:name="الله يعمل بطرق غامضة"/></text:p>
      <text:p text:style-name="P18"><text:soft-page-break/></text:p>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0"/>
      <text:p text:style-name="P10"/>
      <text:p text:style-name="P10"/>
      <text:p text:style-name="P10"/>
      <text:p text:style-name="P10"/>
      <text:p text:style-name="P18"/>
      <text:p text:style-name="P7"><text:bookmark-start text:name="أستطيع أن اكتب بديلى الخاص ل البحث عن الزمن المفقود"/><text:span text:style-name="T1">أستطيع أن اكتب بديلى الخاص ل "البحث عن الزمن المفقود"</text:span><text:bookmark-end text:name="أستطيع أن اكتب بديلى الخاص ل البحث عن الزمن المفقود"/> </text:p>
      <text:p text:style-name="P10"><text:soft-page-break/></text:p>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لا يمكن لمعظم خريجين هندستنا الكهربائية"/>لا يمكن لمعظم خريجين هندستنا الكهربائية....<text:bookmark-end text:name="لا يمكن لمعظم خريجين هندستنا الكهربائية"/> </text:p>
      <text:p text:style-name="P18"><text:soft-page-break/></text:p>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الدولار العشرى"/>الدولار العشرى<text:bookmark-end text:name="الدولار العشرى"/></text:p>
      <text:p text:style-name="P18"><text:soft-page-break/></text:p>
      <text:p text:style-name="P18"/>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ة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52in" fo:margin-bottom="0.1563in" fo:margin-left="0.1665in" fo:margin-right="0.13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5-29T23:59:19</dc:date>
    <meta:editing-duration>P1DT19H22M55S</meta:editing-duration>
    <meta:editing-cycles>288</meta:editing-cycles>
    <meta:generator>LibreOffice/3.3$Linux LibreOffice_project/330m19$Build-202</meta:generator>
    <meta:document-statistic meta:table-count="0" meta:image-count="0" meta:object-count="0" meta:page-count="37" meta:paragraph-count="669" meta:word-count="13556" meta:character-count="61206"/>
  </office:meta>
</office:document-meta>
</file>